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T1" style:family="text">
      <style:text-properties officeooo:rsid="00100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<text:span text:style-name="T1">var/ossec/etc/ossec.conf</text:span></text:p>
      <text:p text:style-name="Standard"/>
      <text:p text:style-name="Standard"><text:s text:c="2"/>Wazuh - Manager - Default configuration for amzn 2023</text:p>
      <text:p text:style-name="Standard"><text:s text:c="2"/>More info at: https://documentation.wazuh.com</text:p>
      <text:p text:style-name="Standard"><text:s text:c="2"/>Mailing list: https://groups.google.com/forum/#!forum/wazuh</text:p>
      <text:p text:style-name="Standard">--&gt;</text:p>
      <text:p text:style-name="Standard"/>
      <text:p text:style-name="Standard">&lt;ossec_config&gt;</text:p>
      <text:p text:style-name="Standard"><text:s text:c="2"/>&lt;global&gt;</text:p>
      <text:p text:style-name="Standard"><text:s text:c="4"/>&lt;jsonout_output&gt;yes&lt;/jsonout_output&gt;</text:p>
      <text:p text:style-name="Standard"><text:s text:c="4"/>&lt;alerts_log&gt;yes&lt;/alerts_log&gt;</text:p>
      <text:p text:style-name="P1"><text:s text:c="4"/>&lt;logall&gt;yes&lt;/logall&gt;</text:p>
      <text:p text:style-name="P1"><text:s text:c="4"/>&lt;logall_json&gt;yes&lt;/logall_json&gt;</text:p>
      <text:p text:style-name="Standard"><text:s text:c="4"/>&lt;email_notification&gt;no&lt;/email_notification&gt;</text:p>
      <text:p text:style-name="Standard"><text:s text:c="4"/>&lt;smtp_server&gt;smtp.example.wazuh.com&lt;/smtp_server&gt;</text:p>
      <text:p text:style-name="Standard"><text:s text:c="4"/>&lt;email_from&gt;wazuh@example.wazuh.com&lt;/email_from&gt;</text:p>
      <text:p text:style-name="Standard"><text:s text:c="4"/>&lt;email_to&gt;recipient@example.wazuh.com&lt;/email_to&gt;</text:p>
      <text:p text:style-name="Standard"><text:s text:c="4"/>&lt;email_maxperhour&gt;12&lt;/email_maxperhour&gt;</text:p>
      <text:p text:style-name="Standard"><text:s text:c="4"/>&lt;email_log_source&gt;alerts.log&lt;/email_log_source&gt;</text:p>
      <text:p text:style-name="Standard"><text:s text:c="4"/>&lt;agents_disconnection_time&gt;15m&lt;/agents_disconnection_time&gt;</text:p>
      <text:p text:style-name="Standard"><text:s text:c="4"/>&lt;agents_disconnection_alert_time&gt;0&lt;/agents_disconnection_alert_time&gt;</text:p>
      <text:p text:style-name="Standard"><text:s text:c="4"/>&lt;update_check&gt;yes&lt;/update_check&gt;</text:p>
      <text:p text:style-name="Standard"><text:s text:c="2"/>&lt;/global&gt;</text:p>
      <text:p text:style-name="Standard"/>
      <text:p text:style-name="Standard"><text:s text:c="2"/>&lt;alerts&gt;</text:p>
      <text:p text:style-name="Standard"><text:s text:c="4"/>&lt;log_alert_level&gt;3&lt;/log_alert_level&gt;</text:p>
      <text:p text:style-name="Standard"><text:s text:c="4"/>&lt;email_alert_level&gt;12&lt;/email_alert_level&gt;</text:p>
      <text:p text:style-name="Standard"><text:s text:c="2"/>&lt;/alerts&gt;</text:p>
      <text:p text:style-name="Standard"/>
      <text:p text:style-name="Standard"><text:s text:c="2"/>&lt;!-- Choose between "plain", "json", or "plain,json" for the format of internal logs --&gt;</text:p>
      <text:p text:style-name="Standard"><text:s text:c="2"/>&lt;logging&gt;</text:p>
      <text:p text:style-name="Standard"><text:s text:c="4"/>&lt;log_format&gt;plain&lt;/log_format&gt;</text:p>
      <text:p text:style-name="Standard"><text:s text:c="2"/>&lt;/logging&gt;</text:p>
      <text:p text:style-name="Standard"/>
      <text:p text:style-name="Standard"><text:s text:c="2"/>&lt;remote&gt;</text:p>
      <text:p text:style-name="Standard"><text:s text:c="4"/>&lt;connection&gt;secure&lt;/connection&gt;</text:p>
      <text:p text:style-name="Standard"><text:s text:c="4"/>&lt;port&gt;1514&lt;/port&gt;</text:p>
      <text:p text:style-name="Standard"><text:s text:c="4"/>&lt;protocol&gt;tcp&lt;/protocol&gt;</text:p>
      <text:p text:style-name="Standard"><text:s text:c="4"/>&lt;queue_size&gt;131072&lt;/queue_size&gt;</text:p>
      <text:p text:style-name="Standard"><text:s text:c="2"/>&lt;/remote&gt;</text:p>
      <text:p text:style-name="Standard"/>
      <text:p text:style-name="Standard"><text:s text:c="2"/>&lt;!-- Policy monitoring --&gt;</text:p>
      <text:p text:style-name="Standard"><text:s text:c="2"/>&lt;rootcheck&gt;</text:p>
      <text:p text:style-name="Standard"><text:s text:c="4"/>&lt;disabled&gt;no&lt;/disabled&gt;</text:p>
      <text:p text:style-name="Standard"><text:s text:c="4"/>&lt;check_files&gt;yes&lt;/check_files&gt;</text:p>
      <text:p text:style-name="Standard"><text:s text:c="4"/>&lt;check_trojans&gt;yes&lt;/check_trojans&gt;</text:p>
      <text:p text:style-name="Standard"><text:s text:c="4"/>&lt;check_dev&gt;yes&lt;/check_dev&gt;</text:p>
      <text:p text:style-name="Standard"><text:s text:c="4"/>&lt;check_sys&gt;yes&lt;/check_sys&gt;</text:p>
      <text:p text:style-name="Standard"><text:s text:c="4"/>&lt;check_pids&gt;yes&lt;/check_pids&gt;</text:p>
      <text:p text:style-name="Standard"><text:s text:c="4"/>&lt;check_ports&gt;yes&lt;/check_ports&gt;</text:p>
      <text:p text:style-name="Standard"><text:s text:c="4"/>&lt;check_if&gt;yes&lt;/check_if&gt;</text:p>
      <text:p text:style-name="Standard"/>
      <text:p text:style-name="Standard"><text:soft-page-break/><text:s text:c="4"/>&lt;!-- Frequency that rootcheck is executed - every 12 hours --&gt;</text:p>
      <text:p text:style-name="Standard"><text:s text:c="4"/>&lt;frequency&gt;43200&lt;/frequency&gt;</text:p>
      <text:p text:style-name="Standard"/>
      <text:p text:style-name="Standard"><text:s text:c="4"/>&lt;rootkit_files&gt;etc/rootcheck/rootkit_files.txt&lt;/rootkit_files&gt;</text:p>
      <text:p text:style-name="Standard"><text:s text:c="4"/>&lt;rootkit_trojans&gt;etc/rootcheck/rootkit_trojans.txt&lt;/rootkit_trojans&gt;</text:p>
      <text:p text:style-name="Standard"/>
      <text:p text:style-name="Standard"><text:s text:c="4"/>&lt;skip_nfs&gt;yes&lt;/skip_nfs&gt;</text:p>
      <text:p text:style-name="Standard"/>
      <text:p text:style-name="Standard"><text:s text:c="4"/>&lt;ignore&gt;/var/lib/containerd&lt;/ignore&gt;</text:p>
      <text:p text:style-name="Standard"><text:s text:c="4"/>&lt;ignore&gt;/var/lib/docker/overlay2&lt;/ignore&gt;</text:p>
      <text:p text:style-name="Standard"><text:s text:c="2"/>&lt;/rootcheck&gt;</text:p>
      <text:p text:style-name="Standard"/>
      <text:p text:style-name="Standard"><text:s text:c="2"/>&lt;wodle name="cis-cat"&gt;</text:p>
      <text:p text:style-name="Standard"><text:s text:c="4"/>&lt;disabled&gt;yes&lt;/disabled&gt;</text:p>
      <text:p text:style-name="Standard"><text:s text:c="4"/>&lt;timeout&gt;1800&lt;/timeout&gt;</text:p>
      <text:p text:style-name="Standard"><text:s text:c="4"/>&lt;interval&gt;1d&lt;/interval&gt;</text:p>
      <text:p text:style-name="Standard"><text:s text:c="4"/>&lt;scan-on-start&gt;yes&lt;/scan-on-start&gt;</text:p>
      <text:p text:style-name="Standard"/>
      <text:p text:style-name="Standard"><text:s text:c="4"/>&lt;java_path&gt;wodles/java&lt;/java_path&gt;</text:p>
      <text:p text:style-name="Standard"><text:s text:c="4"/>&lt;ciscat_path&gt;wodles/ciscat&lt;/ciscat_path&gt;</text:p>
      <text:p text:style-name="Standard"><text:s text:c="2"/>&lt;/wodle&gt;</text:p>
      <text:p text:style-name="Standard"/>
      <text:p text:style-name="Standard"><text:s text:c="2"/>&lt;!-- Osquery integration --&gt;</text:p>
      <text:p text:style-name="Standard"><text:s text:c="2"/>&lt;wodle name="osquery"&gt;</text:p>
      <text:p text:style-name="Standard"><text:s text:c="4"/>&lt;disabled&gt;yes&lt;/disabled&gt;</text:p>
      <text:p text:style-name="Standard"><text:s text:c="4"/>&lt;run_daemon&gt;yes&lt;/run_daemon&gt;</text:p>
      <text:p text:style-name="Standard"><text:s text:c="4"/>&lt;log_path&gt;/var/log/osquery/osqueryd.results.log&lt;/log_path&gt;</text:p>
      <text:p text:style-name="Standard"><text:s text:c="4"/>&lt;config_path&gt;/etc/osquery/osquery.conf&lt;/config_path&gt;</text:p>
      <text:p text:style-name="Standard"><text:s text:c="4"/>&lt;add_labels&gt;yes&lt;/add_labels&gt;</text:p>
      <text:p text:style-name="Standard"><text:s text:c="2"/>&lt;/wodle&gt;</text:p>
      <text:p text:style-name="Standard"/>
      <text:p text:style-name="Standard"><text:s text:c="2"/>&lt;!-- System inventory --&gt;</text:p>
      <text:p text:style-name="Standard"><text:s text:c="2"/>&lt;wodle name="syscollector"&gt;</text:p>
      <text:p text:style-name="Standard"><text:s text:c="4"/>&lt;disabled&gt;no&lt;/disabled&gt;</text:p>
      <text:p text:style-name="Standard"><text:s text:c="4"/>&lt;interval&gt;1h&lt;/interval&gt;</text:p>
      <text:p text:style-name="Standard"><text:s text:c="4"/>&lt;scan_on_start&gt;yes&lt;/scan_on_start&gt;</text:p>
      <text:p text:style-name="Standard"><text:s text:c="4"/>&lt;hardware&gt;yes&lt;/hardware&gt;</text:p>
      <text:p text:style-name="Standard"><text:s text:c="4"/>&lt;os&gt;yes&lt;/os&gt;</text:p>
      <text:p text:style-name="Standard"><text:s text:c="4"/>&lt;network&gt;yes&lt;/network&gt;</text:p>
      <text:p text:style-name="Standard"><text:s text:c="4"/>&lt;packages&gt;yes&lt;/packages&gt;</text:p>
      <text:p text:style-name="Standard"><text:s text:c="4"/>&lt;ports all="yes"&gt;yes&lt;/ports&gt;</text:p>
      <text:p text:style-name="Standard"><text:s text:c="4"/>&lt;processes&gt;yes&lt;/processes&gt;</text:p>
      <text:p text:style-name="Standard"><text:s text:c="4"/>&lt;users&gt;yes&lt;/users&gt;</text:p>
      <text:p text:style-name="Standard"><text:s text:c="4"/>&lt;groups&gt;yes&lt;/groups&gt;</text:p>
      <text:p text:style-name="Standard"><text:s text:c="4"/>&lt;services&gt;yes&lt;/services&gt;</text:p>
      <text:p text:style-name="Standard"><text:s text:c="4"/>&lt;browser_extensions&gt;yes&lt;/browser_extensions&gt;</text:p>
      <text:p text:style-name="Standard"/>
      <text:p text:style-name="Standard"><text:s text:c="4"/>&lt;!-- Database synchronization settings --&gt;</text:p>
      <text:p text:style-name="Standard"><text:s text:c="4"/>&lt;synchronization&gt;</text:p>
      <text:p text:style-name="Standard"><text:s text:c="6"/>&lt;max_eps&gt;10&lt;/max_eps&gt;</text:p>
      <text:p text:style-name="Standard"><text:s text:c="4"/>&lt;/synchronization&gt;</text:p>
      <text:p text:style-name="Standard"><text:s text:c="2"/>&lt;/wodle&gt;</text:p>
      <text:p text:style-name="Standard"><text:soft-page-break/></text:p>
      <text:p text:style-name="Standard"><text:s text:c="2"/>&lt;sca&gt;</text:p>
      <text:p text:style-name="Standard"><text:s text:c="4"/>&lt;enabled&gt;yes&lt;/enabled&gt;</text:p>
      <text:p text:style-name="Standard"><text:s text:c="4"/>&lt;scan_on_start&gt;yes&lt;/scan_on_start&gt;</text:p>
      <text:p text:style-name="Standard"><text:s text:c="4"/>&lt;interval&gt;12h&lt;/interval&gt;</text:p>
      <text:p text:style-name="Standard"><text:s text:c="4"/>&lt;skip_nfs&gt;yes&lt;/skip_nfs&gt;</text:p>
      <text:p text:style-name="Standard"><text:s text:c="2"/>&lt;/sca&gt;</text:p>
      <text:p text:style-name="Standard"/>
      <text:p text:style-name="Standard"><text:s text:c="2"/>&lt;vulnerability-detection&gt;</text:p>
      <text:p text:style-name="Standard"><text:s text:c="4"/>&lt;enabled&gt;yes&lt;/enabled&gt;</text:p>
      <text:p text:style-name="Standard"><text:s text:c="4"/>&lt;index-status&gt;yes&lt;/index-status&gt;</text:p>
      <text:p text:style-name="Standard"><text:s text:c="4"/>&lt;feed-update-interval&gt;60m&lt;/feed-update-interval&gt;</text:p>
      <text:p text:style-name="Standard"><text:s text:c="2"/>&lt;/vulnerability-detection&gt;</text:p>
      <text:p text:style-name="Standard"/>
      <text:p text:style-name="Standard"><text:s text:c="2"/>&lt;indexer&gt;</text:p>
      <text:p text:style-name="Standard"><text:s text:c="4"/>&lt;enabled&gt;yes&lt;/enabled&gt;</text:p>
      <text:p text:style-name="Standard"><text:s text:c="4"/>&lt;hosts&gt;</text:p>
      <text:p text:style-name="Standard"><text:s text:c="6"/>&lt;host&gt;https://127.0.0.1:9200&lt;/host&gt;</text:p>
      <text:p text:style-name="Standard"><text:s text:c="4"/>&lt;/hosts&gt;</text:p>
      <text:p text:style-name="Standard"><text:s text:c="4"/>&lt;ssl&gt;</text:p>
      <text:p text:style-name="Standard"><text:s text:c="6"/>&lt;certificate_authorities&gt;</text:p>
      <text:p text:style-name="Standard"><text:s text:c="8"/>&lt;ca&gt;/etc/filebeat/certs/root-ca.pem&lt;/ca&gt;</text:p>
      <text:p text:style-name="Standard"><text:s text:c="6"/>&lt;/certificate_authorities&gt;</text:p>
      <text:p text:style-name="Standard"><text:s text:c="6"/>&lt;certificate&gt;/etc/filebeat/certs/wazuh-server.pem&lt;/certificate&gt;</text:p>
      <text:p text:style-name="Standard"><text:s text:c="6"/>&lt;key&gt;/etc/filebeat/certs/wazuh-server-key.pem&lt;/key&gt;</text:p>
      <text:p text:style-name="Standard"><text:s text:c="4"/>&lt;/ssl&gt;</text:p>
      <text:p text:style-name="Standard"><text:s text:c="2"/>&lt;/indexer&gt;</text:p>
      <text:p text:style-name="Standard"/>
      <text:p text:style-name="Standard"><text:s text:c="2"/>&lt;!-- File integrity monitoring --&gt;</text:p>
      <text:p text:style-name="Standard"><text:s text:c="2"/>&lt;syscheck&gt;</text:p>
      <text:p text:style-name="Standard"><text:s text:c="4"/>&lt;disabled&gt;no&lt;/disabled&gt;</text:p>
      <text:p text:style-name="Standard"/>
      <text:p text:style-name="Standard"><text:s text:c="4"/>&lt;!-- Frequency that syscheck is executed default every 12 hours --&gt;</text:p>
      <text:p text:style-name="Standard"><text:s text:c="4"/>&lt;frequency&gt;43200&lt;/frequency&gt;</text:p>
      <text:p text:style-name="Standard"/>
      <text:p text:style-name="Standard"><text:s text:c="4"/>&lt;scan_on_start&gt;yes&lt;/scan_on_start&gt;</text:p>
      <text:p text:style-name="Standard"/>
      <text:p text:style-name="Standard"><text:s text:c="4"/>&lt;!-- Generate alert when new file detected --&gt;</text:p>
      <text:p text:style-name="Standard"><text:s text:c="4"/>&lt;alert_new_files&gt;yes&lt;/alert_new_files&gt;</text:p>
      <text:p text:style-name="Standard"/>
      <text:p text:style-name="Standard"><text:s text:c="4"/>&lt;!-- Don't ignore files that change more than 'frequency' times --&gt;</text:p>
      <text:p text:style-name="Standard"><text:s text:c="4"/>&lt;auto_ignore frequency="10" timeframe="3600"&gt;no&lt;/auto_ignore&gt;</text:p>
      <text:p text:style-name="Standard"/>
      <text:p text:style-name="Standard"><text:s text:c="4"/>&lt;!-- Directories to check <text:s/>(perform all possible verifications) --&gt;</text:p>
      <text:p text:style-name="Standard"><text:s text:c="4"/>&lt;directories&gt;/etc,/usr/bin,/usr/sbin&lt;/directories&gt;</text:p>
      <text:p text:style-name="Standard"><text:s text:c="4"/>&lt;directories&gt;/bin,/sbin,/boot&lt;/directories&gt;</text:p>
      <text:p text:style-name="Standard"/>
      <text:p text:style-name="Standard"><text:s text:c="4"/>&lt;!-- Files/directories to ignore --&gt;</text:p>
      <text:p text:style-name="Standard"><text:s text:c="4"/>&lt;ignore&gt;/etc/mtab&lt;/ignore&gt;</text:p>
      <text:p text:style-name="Standard"><text:s text:c="4"/>&lt;ignore&gt;/etc/hosts.deny&lt;/ignore&gt;</text:p>
      <text:p text:style-name="Standard"><text:s text:c="4"/>&lt;ignore&gt;/etc/mail/statistics&lt;/ignore&gt;</text:p>
      <text:p text:style-name="Standard"><text:s text:c="4"/>&lt;ignore&gt;/etc/random-seed&lt;/ignore&gt;</text:p>
      <text:p text:style-name="Standard"><text:soft-page-break/><text:s text:c="4"/>&lt;ignore&gt;/etc/random.seed&lt;/ignore&gt;</text:p>
      <text:p text:style-name="Standard"><text:s text:c="4"/>&lt;ignore&gt;/etc/adjtime&lt;/ignore&gt;</text:p>
      <text:p text:style-name="Standard"><text:s text:c="4"/>&lt;ignore&gt;/etc/httpd/logs&lt;/ignore&gt;</text:p>
      <text:p text:style-name="Standard"><text:s text:c="4"/>&lt;ignore&gt;/etc/utmpx&lt;/ignore&gt;</text:p>
      <text:p text:style-name="Standard"><text:s text:c="4"/>&lt;ignore&gt;/etc/wtmpx&lt;/ignore&gt;</text:p>
      <text:p text:style-name="Standard"><text:s text:c="4"/>&lt;ignore&gt;/etc/cups/certs&lt;/ignore&gt;</text:p>
      <text:p text:style-name="Standard"><text:s text:c="4"/>&lt;ignore&gt;/etc/dumpdates&lt;/ignore&gt;</text:p>
      <text:p text:style-name="Standard"><text:s text:c="4"/>&lt;ignore&gt;/etc/svc/volatile&lt;/ignore&gt;</text:p>
      <text:p text:style-name="Standard"/>
      <text:p text:style-name="Standard"><text:s text:c="4"/>&lt;!-- File types to ignore --&gt;</text:p>
      <text:p text:style-name="Standard"><text:s text:c="4"/>&lt;ignore type="sregex"&gt;.log$|.swp$&lt;/ignore&gt;</text:p>
      <text:p text:style-name="Standard"/>
      <text:p text:style-name="Standard"><text:s text:c="4"/>&lt;!-- Check the file, but never compute the diff --&gt;</text:p>
      <text:p text:style-name="Standard"><text:s text:c="4"/>&lt;nodiff&gt;/etc/ssl/private.key&lt;/nodiff&gt;</text:p>
      <text:p text:style-name="Standard"/>
      <text:p text:style-name="Standard"><text:s text:c="4"/>&lt;skip_nfs&gt;yes&lt;/skip_nfs&gt;</text:p>
      <text:p text:style-name="Standard"><text:s text:c="4"/>&lt;skip_dev&gt;yes&lt;/skip_dev&gt;</text:p>
      <text:p text:style-name="Standard"><text:s text:c="4"/>&lt;skip_proc&gt;yes&lt;/skip_proc&gt;</text:p>
      <text:p text:style-name="Standard"><text:s text:c="4"/>&lt;skip_sys&gt;yes&lt;/skip_sys&gt;</text:p>
      <text:p text:style-name="Standard"/>
      <text:p text:style-name="Standard"><text:s text:c="4"/>&lt;!-- Nice value for Syscheck process --&gt;</text:p>
      <text:p text:style-name="Standard"><text:s text:c="4"/>&lt;process_priority&gt;10&lt;/process_priority&gt;</text:p>
      <text:p text:style-name="Standard"/>
      <text:p text:style-name="Standard"><text:s text:c="4"/>&lt;!-- Maximum output throughput --&gt;</text:p>
      <text:p text:style-name="Standard"><text:s text:c="4"/>&lt;max_eps&gt;50&lt;/max_eps&gt;</text:p>
      <text:p text:style-name="Standard"/>
      <text:p text:style-name="Standard"><text:s text:c="4"/>&lt;!-- Database synchronization settings --&gt;</text:p>
      <text:p text:style-name="Standard"><text:s text:c="4"/>&lt;synchronization&gt;</text:p>
      <text:p text:style-name="Standard"><text:s text:c="6"/>&lt;enabled&gt;yes&lt;/enabled&gt;</text:p>
      <text:p text:style-name="Standard"><text:s text:c="6"/>&lt;interval&gt;5m&lt;/interval&gt;</text:p>
      <text:p text:style-name="Standard"><text:s text:c="6"/>&lt;max_eps&gt;10&lt;/max_eps&gt;</text:p>
      <text:p text:style-name="Standard"><text:s text:c="4"/>&lt;/synchronization&gt;</text:p>
      <text:p text:style-name="Standard"><text:s text:c="2"/>&lt;/syscheck&gt;</text:p>
      <text:p text:style-name="Standard"/>
      <text:p text:style-name="Standard"><text:s text:c="2"/>&lt;!-- Active response --&gt;</text:p>
      <text:p text:style-name="Standard"><text:s text:c="2"/>&lt;global&gt;</text:p>
      <text:p text:style-name="Standard"><text:s text:c="4"/>&lt;white_list&gt;127.0.0.1&lt;/white_list&gt;</text:p>
      <text:p text:style-name="Standard"><text:s text:c="4"/>&lt;white_list&gt;^localhost.localdomain$&lt;/white_list&gt;</text:p>
      <text:p text:style-name="Standard"><text:s text:c="4"/>&lt;white_list&gt;10.0.2.3&lt;/white_list&gt;</text:p>
      <text:p text:style-name="Standard"><text:s text:c="2"/>&lt;/global&gt;</text:p>
      <text:p text:style-name="Standard"/>
      <text:p text:style-name="Standard"><text:s text:c="2"/>&lt;command&gt;</text:p>
      <text:p text:style-name="Standard"><text:s text:c="4"/>&lt;name&gt;disable-account&lt;/name&gt;</text:p>
      <text:p text:style-name="Standard"><text:s text:c="4"/>&lt;executable&gt;disable-account&lt;/executable&gt;</text:p>
      <text:p text:style-name="Standard"><text:s text:c="4"/>&lt;timeout_allowed&gt;yes&lt;/timeout_allowed&gt;</text:p>
      <text:p text:style-name="Standard"><text:s text:c="2"/>&lt;/command&gt;</text:p>
      <text:p text:style-name="Standard"/>
      <text:p text:style-name="Standard"><text:s text:c="2"/>&lt;command&gt;</text:p>
      <text:p text:style-name="Standard"><text:s text:c="4"/>&lt;name&gt;restart-wazuh&lt;/name&gt;</text:p>
      <text:p text:style-name="Standard"><text:s text:c="4"/>&lt;executable&gt;restart-wazuh&lt;/executable&gt;</text:p>
      <text:p text:style-name="Standard"><text:s text:c="2"/>&lt;/command&gt;</text:p>
      <text:p text:style-name="Standard"/>
      <text:p text:style-name="Standard"><text:soft-page-break/><text:s text:c="2"/>&lt;command&gt;</text:p>
      <text:p text:style-name="Standard"><text:s text:c="4"/>&lt;name&gt;firewall-drop&lt;/name&gt;</text:p>
      <text:p text:style-name="Standard"><text:s text:c="4"/>&lt;executable&gt;firewall-drop&lt;/executable&gt;</text:p>
      <text:p text:style-name="Standard"><text:s text:c="4"/>&lt;timeout_allowed&gt;yes&lt;/timeout_allowed&gt;</text:p>
      <text:p text:style-name="Standard"><text:s text:c="2"/>&lt;/command&gt;</text:p>
      <text:p text:style-name="Standard"/>
      <text:p text:style-name="Standard"><text:s text:c="2"/>&lt;command&gt;</text:p>
      <text:p text:style-name="Standard"><text:s text:c="4"/>&lt;name&gt;host-deny&lt;/name&gt;</text:p>
      <text:p text:style-name="Standard"><text:s text:c="4"/>&lt;executable&gt;host-deny&lt;/executable&gt;</text:p>
      <text:p text:style-name="Standard"><text:s text:c="4"/>&lt;timeout_allowed&gt;yes&lt;/timeout_allowed&gt;</text:p>
      <text:p text:style-name="Standard"><text:s text:c="2"/>&lt;/command&gt;</text:p>
      <text:p text:style-name="Standard"/>
      <text:p text:style-name="Standard"><text:s text:c="2"/>&lt;command&gt;</text:p>
      <text:p text:style-name="Standard"><text:s text:c="4"/>&lt;name&gt;route-null&lt;/name&gt;</text:p>
      <text:p text:style-name="Standard"><text:s text:c="4"/>&lt;executable&gt;route-null&lt;/executable&gt;</text:p>
      <text:p text:style-name="Standard"><text:s text:c="4"/>&lt;timeout_allowed&gt;yes&lt;/timeout_allowed&gt;</text:p>
      <text:p text:style-name="Standard"><text:s text:c="2"/>&lt;/command&gt;</text:p>
      <text:p text:style-name="Standard"/>
      <text:p text:style-name="Standard"><text:s text:c="2"/>&lt;command&gt;</text:p>
      <text:p text:style-name="Standard"><text:s text:c="4"/>&lt;name&gt;win_route-null&lt;/name&gt;</text:p>
      <text:p text:style-name="Standard"><text:s text:c="4"/>&lt;executable&gt;route-null.exe&lt;/executable&gt;</text:p>
      <text:p text:style-name="Standard"><text:s text:c="4"/>&lt;timeout_allowed&gt;yes&lt;/timeout_allowed&gt;</text:p>
      <text:p text:style-name="Standard"><text:s text:c="2"/>&lt;/command&gt;</text:p>
      <text:p text:style-name="Standard"/>
      <text:p text:style-name="Standard"><text:s text:c="2"/>&lt;command&gt;</text:p>
      <text:p text:style-name="Standard"><text:s text:c="4"/>&lt;name&gt;netsh&lt;/name&gt;</text:p>
      <text:p text:style-name="Standard"><text:s text:c="4"/>&lt;executable&gt;netsh.exe&lt;/executable&gt;</text:p>
      <text:p text:style-name="Standard"><text:s text:c="4"/>&lt;timeout_allowed&gt;yes&lt;/timeout_allowed&gt;</text:p>
      <text:p text:style-name="Standard"><text:s text:c="2"/>&lt;/command&gt;</text:p>
      <text:p text:style-name="Standard"/>
      <text:p text:style-name="Standard"><text:s text:c="2"/>&lt;!--</text:p>
      <text:p text:style-name="Standard"><text:s text:c="2"/>&lt;active-response&gt;</text:p>
      <text:p text:style-name="Standard"><text:s text:c="4"/>active-response options here</text:p>
      <text:p text:style-name="Standard"><text:s text:c="2"/>&lt;/active-response&gt;</text:p>
      <text:p text:style-name="Standard"><text:s text:c="2"/>--&gt;</text:p>
      <text:p text:style-name="Standard"/>
      <text:p text:style-name="Standard"><text:s text:c="2"/>&lt;!-- Log analysis --&gt;</text:p>
      <text:p text:style-name="Standard"><text:s text:c="2"/>&lt;localfile&gt;</text:p>
      <text:p text:style-name="Standard"><text:s text:c="4"/>&lt;log_format&gt;command&lt;/log_format&gt;</text:p>
      <text:p text:style-name="Standard"><text:s text:c="4"/>&lt;command&gt;df -P&lt;/command&gt;</text:p>
      <text:p text:style-name="Standard"><text:s text:c="4"/>&lt;frequency&gt;360&lt;/frequency&gt;</text:p>
      <text:p text:style-name="Standard"><text:s text:c="2"/>&lt;/localfile&gt;</text:p>
      <text:p text:style-name="Standard"/>
      <text:p text:style-name="Standard"><text:s text:c="2"/>&lt;localfile&gt;</text:p>
      <text:p text:style-name="Standard"><text:s text:c="4"/>&lt;log_format&gt;full_command&lt;/log_format&gt;</text:p>
      <text:p text:style-name="Standard"><text:s text:c="4"/>&lt;command&gt;netstat -tulpn | sed 's/\([[:alnum:]]\+\)\ \+[[:digit:]]\+\ \+[[:digit:]]\+\ \+\(.*\):\([[:digit:]]*\)\ \+\([0-9\.\:\*]\+\).\+\ \([[:digit:]]*\/[[:alnum:]\-]*\).*/\1 \2 == \3 == \4 \5/' | sort -k 4 -g | sed 's/ == \(.*\) ==/:\1/' | sed 1,2d&lt;/command&gt;</text:p>
      <text:p text:style-name="Standard"><text:s text:c="4"/>&lt;alias&gt;netstat listening ports&lt;/alias&gt;</text:p>
      <text:p text:style-name="Standard"><text:s text:c="4"/>&lt;frequency&gt;360&lt;/frequency&gt;</text:p>
      <text:p text:style-name="Standard"><text:s text:c="2"/>&lt;/localfile&gt;</text:p>
      <text:p text:style-name="Standard"/>
      <text:p text:style-name="Standard"><text:soft-page-break/><text:s text:c="2"/>&lt;localfile&gt;</text:p>
      <text:p text:style-name="Standard"><text:s text:c="4"/>&lt;log_format&gt;full_command&lt;/log_format&gt;</text:p>
      <text:p text:style-name="Standard"><text:s text:c="4"/>&lt;command&gt;last -n 20&lt;/command&gt;</text:p>
      <text:p text:style-name="Standard"><text:s text:c="4"/>&lt;frequency&gt;360&lt;/frequency&gt;</text:p>
      <text:p text:style-name="Standard"><text:s text:c="2"/>&lt;/localfile&gt;</text:p>
      <text:p text:style-name="Standard"/>
      <text:p text:style-name="Standard"><text:s text:c="2"/>&lt;ruleset&gt;</text:p>
      <text:p text:style-name="Standard"><text:s text:c="4"/>&lt;!-- Default ruleset --&gt;</text:p>
      <text:p text:style-name="Standard"><text:s text:c="4"/>&lt;decoder_dir&gt;ruleset/decoders&lt;/decoder_dir&gt;</text:p>
      <text:p text:style-name="Standard"><text:s text:c="4"/>&lt;rule_dir&gt;ruleset/rules&lt;/rule_dir&gt;</text:p>
      <text:p text:style-name="Standard"><text:s text:c="4"/>&lt;rule_exclude&gt;0215-policy_rules.xml&lt;/rule_exclude&gt;</text:p>
      <text:p text:style-name="Standard"><text:s text:c="4"/>&lt;list&gt;etc/lists/audit-keys&lt;/list&gt;</text:p>
      <text:p text:style-name="Standard"><text:s text:c="4"/>&lt;list&gt;etc/lists/amazon/aws-eventnames&lt;/list&gt;</text:p>
      <text:p text:style-name="Standard"><text:s text:c="4"/>&lt;list&gt;etc/lists/security-eventchannel&lt;/list&gt;</text:p>
      <text:p text:style-name="Standard"><text:s text:c="4"/>&lt;list&gt;etc/lists/malicious-ioc/malware-hashes&lt;/list&gt;</text:p>
      <text:p text:style-name="Standard"><text:s text:c="4"/>&lt;list&gt;etc/lists/malicious-ioc/malicious-ip&lt;/list&gt;</text:p>
      <text:p text:style-name="Standard"><text:s text:c="4"/>&lt;list&gt;etc/lists/malicious-ioc/malicious-domains&lt;/list&gt;</text:p>
      <text:p text:style-name="Standard"/>
      <text:p text:style-name="Standard"><text:s text:c="4"/>&lt;!-- User-defined ruleset --&gt;</text:p>
      <text:p text:style-name="Standard"><text:s text:c="4"/>&lt;decoder_dir&gt;etc/decoders&lt;/decoder_dir&gt;</text:p>
      <text:p text:style-name="Standard"><text:s text:c="4"/>&lt;rule_dir&gt;etc/rules&lt;/rule_dir&gt;</text:p>
      <text:p text:style-name="Standard"><text:s text:c="2"/>&lt;/ruleset&gt;</text:p>
      <text:p text:style-name="Standard"/>
      <text:p text:style-name="Standard"><text:s text:c="2"/>&lt;rule_test&gt;</text:p>
      <text:p text:style-name="Standard"><text:s text:c="4"/>&lt;enabled&gt;yes&lt;/enabled&gt;</text:p>
      <text:p text:style-name="Standard"><text:s text:c="4"/>&lt;threads&gt;1&lt;/threads&gt;</text:p>
      <text:p text:style-name="Standard"><text:s text:c="4"/>&lt;max_sessions&gt;64&lt;/max_sessions&gt;</text:p>
      <text:p text:style-name="Standard"><text:s text:c="4"/>&lt;session_timeout&gt;15m&lt;/session_timeout&gt;</text:p>
      <text:p text:style-name="Standard"><text:s text:c="2"/>&lt;/rule_test&gt;</text:p>
      <text:p text:style-name="Standard"/>
      <text:p text:style-name="Standard"><text:s text:c="2"/>&lt;!-- Configuration for wazuh-authd --&gt;</text:p>
      <text:p text:style-name="Standard"><text:s text:c="2"/>&lt;auth&gt;</text:p>
      <text:p text:style-name="Standard"><text:s text:c="4"/>&lt;disabled&gt;no&lt;/disabled&gt;</text:p>
      <text:p text:style-name="Standard"><text:s text:c="4"/>&lt;port&gt;1515&lt;/port&gt;</text:p>
      <text:p text:style-name="Standard"><text:s text:c="4"/>&lt;use_source_ip&gt;no&lt;/use_source_ip&gt;</text:p>
      <text:p text:style-name="Standard"><text:s text:c="4"/>&lt;purge&gt;yes&lt;/purge&gt;</text:p>
      <text:p text:style-name="Standard"><text:s text:c="4"/>&lt;use_password&gt;no&lt;/use_password&gt;</text:p>
      <text:p text:style-name="Standard"><text:s text:c="4"/>&lt;ciphers&gt;HIGH:!ADH:!EXP:!MD5:!RC4:!3DES:!CAMELLIA:@STRENGTH&lt;/ciphers&gt;</text:p>
      <text:p text:style-name="Standard"><text:s text:c="4"/>&lt;!-- &lt;ssl_agent_ca&gt;&lt;/ssl_agent_ca&gt; --&gt;</text:p>
      <text:p text:style-name="Standard"><text:s text:c="4"/>&lt;ssl_verify_host&gt;no&lt;/ssl_verify_host&gt;</text:p>
      <text:p text:style-name="Standard"><text:s text:c="4"/>&lt;ssl_manager_cert&gt;etc/sslmanager.cert&lt;/ssl_manager_cert&gt;</text:p>
      <text:p text:style-name="Standard"><text:s text:c="4"/>&lt;ssl_manager_key&gt;etc/sslmanager.key&lt;/ssl_manager_key&gt;</text:p>
      <text:p text:style-name="Standard"><text:s text:c="4"/>&lt;ssl_auto_negotiate&gt;no&lt;/ssl_auto_negotiate&gt;</text:p>
      <text:p text:style-name="Standard"><text:s text:c="2"/>&lt;/auth&gt;</text:p>
      <text:p text:style-name="Standard"/>
      <text:p text:style-name="Standard"><text:s text:c="2"/>&lt;cluster&gt;</text:p>
      <text:p text:style-name="Standard"><text:s text:c="4"/>&lt;name&gt;wazuh&lt;/name&gt;</text:p>
      <text:p text:style-name="Standard"><text:s text:c="4"/>&lt;node_name&gt;node01&lt;/node_name&gt;</text:p>
      <text:p text:style-name="Standard"><text:s text:c="4"/>&lt;node_type&gt;master&lt;/node_type&gt;</text:p>
      <text:p text:style-name="Standard"><text:s text:c="4"/>&lt;key&gt;&lt;/key&gt;</text:p>
      <text:p text:style-name="Standard"><text:s text:c="4"/>&lt;port&gt;1516&lt;/port&gt;</text:p>
      <text:p text:style-name="Standard"><text:s text:c="4"/>&lt;bind_addr&gt;0.0.0.0&lt;/bind_addr&gt;</text:p>
      <text:p text:style-name="Standard"><text:soft-page-break/><text:s text:c="4"/>&lt;nodes&gt;</text:p>
      <text:p text:style-name="Standard"><text:s text:c="8"/>&lt;node&gt;NODE_IP&lt;/node&gt;</text:p>
      <text:p text:style-name="Standard"><text:s text:c="4"/>&lt;/nodes&gt;</text:p>
      <text:p text:style-name="Standard"><text:s text:c="4"/>&lt;hidden&gt;no&lt;/hidden&gt;</text:p>
      <text:p text:style-name="Standard"><text:s text:c="4"/>&lt;disabled&gt;yes&lt;/disabled&gt;</text:p>
      <text:p text:style-name="Standard"><text:s text:c="2"/>&lt;/cluster&gt;</text:p>
      <text:p text:style-name="Standard"/>
      <text:p text:style-name="Standard">&lt;/ossec_config&gt;</text:p>
      <text:p text:style-name="Standard"/>
      <text:p text:style-name="Standard">&lt;ossec_config&gt;</text:p>
      <text:p text:style-name="Standard"><text:s text:c="2"/>&lt;localfile&gt;</text:p>
      <text:p text:style-name="Standard"><text:s text:c="4"/>&lt;log_format&gt;journald&lt;/log_format&gt;</text:p>
      <text:p text:style-name="Standard"><text:s text:c="4"/>&lt;location&gt;journald&lt;/location&gt;</text:p>
      <text:p text:style-name="Standard"><text:s text:c="2"/>&lt;/localfile&gt;</text:p>
      <text:p text:style-name="Standard"/>
      <text:p text:style-name="Standard"><text:s text:c="2"/>&lt;localfile&gt;</text:p>
      <text:p text:style-name="Standard"><text:s text:c="4"/>&lt;log_format&gt;audit&lt;/log_format&gt;</text:p>
      <text:p text:style-name="Standard"><text:s text:c="4"/>&lt;location&gt;/var/log/audit/audit.log&lt;/location&gt;</text:p>
      <text:p text:style-name="Standard"><text:s text:c="2"/>&lt;/localfile&gt;</text:p>
      <text:p text:style-name="Standard"/>
      <text:p text:style-name="Standard"><text:s text:c="2"/>&lt;localfile&gt;</text:p>
      <text:p text:style-name="Standard"><text:s text:c="4"/>&lt;log_format&gt;syslog&lt;/log_format&gt;</text:p>
      <text:p text:style-name="Standard"><text:s text:c="4"/>&lt;location&gt;/var/ossec/logs/active-responses.log&lt;/location&gt;</text:p>
      <text:p text:style-name="Standard"><text:s text:c="2"/>&lt;/localfile&gt;</text:p>
      <text:p text:style-name="Standard"/>
      <text:p text:style-name="Standard">&lt;/ossec_config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1:33:45.522539000</meta:creation-date>
    <dc:date>2026-03-30T11:35:05.174952200</dc:date>
    <meta:editing-duration>PT1M19S</meta:editing-duration>
    <meta:editing-cycles>1</meta:editing-cycles>
    <meta:document-statistic meta:table-count="0" meta:image-count="0" meta:object-count="0" meta:page-count="7" meta:paragraph-count="283" meta:word-count="489" meta:character-count="9075" meta:non-whitespace-character-count="7909"/>
    <meta:generator>LibreOffice/25.8.5.1$Windows_X86_64 LibreOffice_project/cde5f182e321816108385dd3739c4295be919062</meta:generator>
  </office:meta>
</office:document-meta>
</file>